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28T09:38:51.09">
            <text:p>2019/10/28 9:3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4">
            <text:p>84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58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9">
            <text:p>9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0-28T09:38:51.32">
            <text:p>2019/10/28 9:3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62)">
            <text:p>sn(362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4">
            <text:p>84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9">
            <text:p>9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8">
            <text:p>18</text:p>
          </table:table-cell>
          <table:table-cell table:style-name="ce65" office:value-type="string">
            <text:p>scale-table</text:p>
          </table:table-cell>
          <table:table-cell table:style-name="ce67" table:formula="of:=COUNTIF(range_genre;[.M19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9">
            <text:p>19</text:p>
          </table:table-cell>
          <table:table-cell table:style-name="ce65" office:value-type="string">
            <text:p>other</text:p>
          </table:table-cell>
          <table:table-cell table:style-name="ce67" table:formula="of:=COUNTIF(range_genre;[.M20])" office:value-type="float" office:value="4">
            <text:p>4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9">
            <text:p>3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2p;1s,add,em=p1;2s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6">
            <text:p>33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2">
            <text:p>34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flamenco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8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5">
            <text:p>34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1">
            <text:p>3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4.n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1">
            <text:p>35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em=patt-1;patt-2;patt-3;patt-5.n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7">
            <text:p>33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ef=ct-2;p1;s2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etud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6">
            <text:p>3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for=右指、速弾き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17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6">
            <text:p>34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stomp,em=et-4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3">
            <text:p>34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2;s3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2">
            <text:p>35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4">
            <text:p>35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et-3,n,i.f.=patt-4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8">
            <text:p>3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1">
            <text:p>34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2p;3s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7">
            <text:p>34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tapping,patt-7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,5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2">
            <text:p>3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.n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43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3">
            <text:p>35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tapping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0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1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8">
            <text:p>3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cp-3;5p;s2,R~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0">
            <text:p>3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k.A,use=st-1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0">
            <text:p>35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harmonics-multi-strings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5">
            <text:p>35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tapping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7">
            <text:p>3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0">
            <text:p>3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-multi-string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312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9">
            <text:p>3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- 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scale-table</text:p>
          </table:table-cell>
          <table:table-cell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9">
            <text:p>34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em=et-1;p1;s2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4">
            <text:p>34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8">
            <text:p>3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task</text:p>
          </table:table-cell>
          <table:table-cell table:style-name="ce45" office:value-type="string">
            <text:p>.n,em=s1;p1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task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38:48.74">
            <text:p>2019/10/28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1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1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41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2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2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2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2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58.585cm" draw:caption-point-x="-1.353cm" draw:caption-point-y="2.5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45];6;2)" office:value-type="string" office:string-value="09">
            <text:p>09</text:p>
          </table:table-cell>
          <table:table-cell table:formula="of:=MID([.F44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45];[.I445];&quot;-&quot;;LEFT([.G44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2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62)">
            <text:p>sn(362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10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38:52.08">
            <text:p>2019/10/28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cm" draw:caption-point-x="-1.353cm" draw:caption-point-y="2.3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2" svg:width="2.899cm" svg:height="0.991cm" svg:x="21.948cm" svg:y="8.57cm" draw:caption-point-x="-0.672cm" draw:caption-point-y="0.266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10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38:52.23">
            <text:p>2019/10/28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6cm" draw:caption-point-x="-1.353cm" draw:caption-point-y="2.3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62)">
            <text:p>sn(362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10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38:52.32">
            <text:p>2019/10/28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cm" draw:caption-point-x="-1.353cm" draw:caption-point-y="2.3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1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8T09:38:52.43">
            <text:p>2019/10/28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40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0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0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2019/10/28</text:date>, <text:time>09:38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8T09:38:50.18</dc:date>
    <dc:creator>iwabuchi ken</dc:creator>
    <meta:editing-duration>P3DT9H23M52S</meta:editing-duration>
    <meta:editing-cycles>373</meta:editing-cycles>
    <meta:generator>OpenOffice/4.1.3$Win32 OpenOffice.org_project/413m1$Build-9783</meta:generator>
    <meta:document-statistic meta:table-count="7" meta:cell-count="6173" meta:object-count="0"/>
    <meta:user-defined meta:name="sheets-banding"/>
    <meta:user-defined meta:name="sheets-original-selection"/>
  </office:meta>
</office:document-meta>
</file>